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6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 Prots</text:p>
          </table:table-cell>
          <table:table-cell office:value-type="string">
            <text:p>Num Annots</text:p>
          </table:table-cell>
          <table:table-cell office:value-type="string">
            <text:p>PMID</text:p>
          </table:table-cell>
          <table:table-cell office:value-type="string">
            <text:p>MFO</text:p>
          </table:table-cell>
          <table:table-cell office:value-type="string">
            <text:p>BPO</text:p>
          </table:table-cell>
          <table:table-cell office:value-type="string">
            <text:p>CCO</text:p>
          </table:table-cell>
        </table:table-row>
        <table:table-row table:style-name="ro2">
          <table:table-cell office:value-type="float" office:value="4937">
            <text:p>4937</text:p>
          </table:table-cell>
          <table:table-cell office:value-type="float" office:value="11050">
            <text:p>11050</text:p>
          </table:table-cell>
          <table:table-cell office:value-type="string">
            <text:p>\cite{18029348}</text:p>
          </table:table-cell>
          <table:table-cell table:number-columns-repeated="2" office:value-type="float" office:value="0">
            <text:p>0</text:p>
          </table:table-cell>
          <table:table-cell office:value-type="float" office:value="11050">
            <text:p>11050</text:p>
          </table:table-cell>
        </table:table-row>
        <table:table-row table:style-name="ro2">
          <table:table-cell office:value-type="float" office:value="4247">
            <text:p>4247</text:p>
          </table:table-cell>
          <table:table-cell office:value-type="float" office:value="7046">
            <text:p>7046</text:p>
          </table:table-cell>
          <table:table-cell office:value-type="string">
            <text:p>\cite{16823372}</text:p>
          </table:table-cell>
          <table:table-cell table:number-columns-repeated="2" office:value-type="float" office:value="0">
            <text:p>0</text:p>
          </table:table-cell>
          <table:table-cell office:value-type="float" office:value="7046">
            <text:p>7046</text:p>
          </table:table-cell>
        </table:table-row>
        <table:table-row table:style-name="ro2">
          <table:table-cell table:number-columns-repeated="2" office:value-type="float" office:value="2412">
            <text:p>2412</text:p>
          </table:table-cell>
          <table:table-cell office:value-type="string">
            <text:p>\cite{18614015}</text:p>
          </table:table-cell>
          <table:table-cell table:number-columns-repeated="2" office:value-type="float" office:value="0">
            <text:p>0</text:p>
          </table:table-cell>
          <table:table-cell office:value-type="float" office:value="2412">
            <text:p>2412</text:p>
          </table:table-cell>
        </table:table-row>
        <table:table-row table:style-name="ro2">
          <table:table-cell office:value-type="float" office:value="1791">
            <text:p>1791</text:p>
          </table:table-cell>
          <table:table-cell office:value-type="float" office:value="5918">
            <text:p>5918</text:p>
          </table:table-cell>
          <table:table-cell office:value-type="string">
            <text:p>\cite{14551910}</text:p>
          </table:table-cell>
          <table:table-cell office:value-type="float" office:value="0">
            <text:p>0</text:p>
          </table:table-cell>
          <table:table-cell office:value-type="float" office:value="5918">
            <text:p>59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06">
            <text:p>1406</text:p>
          </table:table-cell>
          <table:table-cell office:value-type="float" office:value="1863">
            <text:p>1863</text:p>
          </table:table-cell>
          <table:table-cell office:value-type="string">
            <text:p>\cite{14562095}</text:p>
          </table:table-cell>
          <table:table-cell table:number-columns-repeated="2" office:value-type="float" office:value="0">
            <text:p>0</text:p>
          </table:table-cell>
          <table:table-cell office:value-type="float" office:value="1863">
            <text:p>1863</text:p>
          </table:table-cell>
        </table:table-row>
        <table:table-row table:style-name="ro2">
          <table:table-cell table:number-columns-repeated="2" office:value-type="float" office:value="1251">
            <text:p>1251</text:p>
          </table:table-cell>
          <table:table-cell office:value-type="string">
            <text:p>\cite{18431481}</text:p>
          </table:table-cell>
          <table:table-cell table:number-columns-repeated="2" office:value-type="float" office:value="0">
            <text:p>0</text:p>
          </table:table-cell>
          <table:table-cell office:value-type="float" office:value="1251">
            <text:p>1251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1476">
            <text:p>1476</text:p>
          </table:table-cell>
          <table:table-cell office:value-type="string">
            <text:p>\cite{15791247}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86">
            <text:p>1186</text:p>
          </table:table-cell>
          <table:table-cell office:value-type="float" office:value="1213">
            <text:p>1213</text:p>
          </table:table-cell>
          <table:table-cell office:value-type="string">
            <text:p>\cite{14651853}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</table:table-row>
        <table:table-row table:style-name="ro2">
          <table:table-cell table:number-columns-repeated="2" office:value-type="float" office:value="1136">
            <text:p>1136</text:p>
          </table:table-cell>
          <table:table-cell office:value-type="string">
            <text:p>\cite{17317660}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2269">
            <text:p>2269</text:p>
          </table:table-cell>
          <table:table-cell office:value-type="string">
            <text:p>\cite{12529635}</text:p>
          </table:table-cell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1365">
            <text:p>1365</text:p>
          </table:table-cell>
          <table:table-cell office:value-type="string">
            <text:p>\cite{15525680}</text:p>
          </table:table-cell>
          <table:table-cell table:number-columns-repeated="2" office:value-type="float" office:value="0">
            <text:p>0</text:p>
          </table:table-cell>
          <table:table-cell office:value-type="float" office:value="1365">
            <text:p>1365</text:p>
          </table:table-cell>
        </table:table-row>
        <table:table-row table:style-name="ro2">
          <table:table-cell table:number-columns-repeated="2" office:value-type="float" office:value="1041">
            <text:p>1041</text:p>
          </table:table-cell>
          <table:table-cell office:value-type="string">
            <text:p>\cite{21166475}</text:p>
          </table:table-cell>
          <table:table-cell table:number-columns-repeated="2" office:value-type="float" office:value="0">
            <text:p>0</text:p>
          </table:table-cell>
          <table:table-cell office:value-type="float" office:value="1041">
            <text:p>1041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1533">
            <text:p>1533</text:p>
          </table:table-cell>
          <table:table-cell office:value-type="string">
            <text:p>\cite{15489339}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845">
            <text:p>845</text:p>
          </table:table-cell>
          <table:table-cell office:value-type="string">
            <text:p>\cite{16823961}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</table:table-row>
        <table:table-row table:style-name="ro2">
          <table:table-cell table:number-columns-repeated="2" office:value-type="float" office:value="784">
            <text:p>784</text:p>
          </table:table-cell>
          <table:table-cell office:value-type="string">
            <text:p>\cite{21533090}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</table:table-row>
        <table:table-row table:style-name="ro2">
          <table:table-cell table:number-columns-repeated="2" office:value-type="float" office:value="735">
            <text:p>735</text:p>
          </table:table-cell>
          <table:table-cell office:value-type="string">
            <text:p>\cite{14532352}</text:p>
          </table:table-cell>
          <table:table-cell table:number-columns-repeated="2" office:value-type="float" office:value="0">
            <text:p>0</text:p>
          </table:table-cell>
          <table:table-cell office:value-type="float" office:value="735">
            <text:p>735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882">
            <text:p>882</text:p>
          </table:table-cell>
          <table:table-cell office:value-type="string">
            <text:p>\cite{20061580}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</table:table-row>
        <table:table-row table:style-name="ro2">
          <table:table-cell table:number-columns-repeated="2" office:value-type="float" office:value="634">
            <text:p>634</text:p>
          </table:table-cell>
          <table:table-cell office:value-type="string">
            <text:p>\cite{15028209}</text:p>
          </table:table-cell>
          <table:table-cell table:number-columns-repeated="2" office:value-type="float" office:value="0">
            <text:p>0</text:p>
          </table:table-cell>
          <table:table-cell office:value-type="float" office:value="634">
            <text:p>634</text:p>
          </table:table-cell>
        </table:table-row>
        <table:table-row table:style-name="ro2">
          <table:table-cell table:number-columns-repeated="2" office:value-type="float" office:value="613">
            <text:p>613</text:p>
          </table:table-cell>
          <table:table-cell office:value-type="string">
            <text:p>\cite{12657046}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661">
            <text:p>661</text:p>
          </table:table-cell>
          <table:table-cell office:value-type="string">
            <text:p>\cite{17704769}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577">
            <text:p>577</text:p>
          </table:table-cell>
          <table:table-cell office:value-type="string">
            <text:p>\cite{17432890}</text:p>
          </table:table-cell>
          <table:table-cell table:number-columns-repeated="2" office:value-type="float" office:value="0">
            <text:p>0</text:p>
          </table:table-cell>
          <table:table-cell office:value-type="float" office:value="577">
            <text:p>577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884">
            <text:p>884</text:p>
          </table:table-cell>
          <table:table-cell office:value-type="string">
            <text:p>\cite{11231151}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5972">
            <text:p>5972</text:p>
          </table:table-cell>
          <table:table-cell office:value-type="string">
            <text:p>\cite{17417969}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503">
            <text:p>503</text:p>
          </table:table-cell>
          <table:table-cell office:value-type="string">
            <text:p>\cite{14576278}</text:p>
          </table:table-cell>
          <table:table-cell table:number-columns-repeated="2" office:value-type="float" office:value="0">
            <text:p>0</text:p>
          </table:table-cell>
          <table:table-cell office:value-type="float" office:value="503">
            <text:p>503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638">
            <text:p>638</text:p>
          </table:table-cell>
          <table:table-cell office:value-type="string">
            <text:p>\cite{16429126}</text:p>
          </table:table-cell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848">
            <text:p>848</text:p>
          </table:table-cell>
          <table:table-cell office:value-type="string">
            <text:p>\cite{21529718}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office:value-type="string">
            <text:p>\cite{11256614}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</table:table-row>
        <table:table-row table:style-name="ro2">
          <table:table-cell table:number-columns-repeated="2" office:value-type="float" office:value="436">
            <text:p>436</text:p>
          </table:table-cell>
          <table:table-cell office:value-type="string">
            <text:p>\cite{17644812}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513">
            <text:p>513</text:p>
          </table:table-cell>
          <table:table-cell office:value-type="string">
            <text:p>\cite{16618929}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456">
            <text:p>456</text:p>
          </table:table-cell>
          <table:table-cell office:value-type="string">
            <text:p>\cite{18433294}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table:number-columns-repeated="2" office:value-type="float" office:value="401">
            <text:p>401</text:p>
          </table:table-cell>
          <table:table-cell office:value-type="string">
            <text:p>\cite{17151019}</text:p>
          </table:table-cell>
          <table:table-cell table:number-columns-repeated="2"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table:number-columns-repeated="2" office:value-type="float" office:value="392">
            <text:p>392</text:p>
          </table:table-cell>
          <table:table-cell office:value-type="string">
            <text:p>\cite{14671022}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639">
            <text:p>639</text:p>
          </table:table-cell>
          <table:table-cell office:value-type="string">
            <text:p>\cite{12529643}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917">
            <text:p>917</text:p>
          </table:table-cell>
          <table:table-cell office:value-type="string">
            <text:p>\cite{12445391}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80">
            <text:p>380</text:p>
          </table:table-cell>
          <table:table-cell office:value-type="string">
            <text:p>\cite{15539469}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table:number-columns-repeated="2" office:value-type="float" office:value="375">
            <text:p>375</text:p>
          </table:table-cell>
          <table:table-cell office:value-type="string">
            <text:p>\cite{12865426}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509">
            <text:p>509</text:p>
          </table:table-cell>
          <table:table-cell office:value-type="string">
            <text:p>\cite{16189514}</text:p>
          </table:table-cell>
          <table:table-cell office:value-type="float" office:value="509">
            <text:p>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38">
            <text:p>338</text:p>
          </table:table-cell>
          <table:table-cell office:value-type="string">
            <text:p>\cite{20422638}</text:p>
          </table:table-cell>
          <table:table-cell table:number-columns-repeated="2"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table:number-columns-repeated="2" office:value-type="float" office:value="328">
            <text:p>328</text:p>
          </table:table-cell>
          <table:table-cell office:value-type="string">
            <text:p>\cite{12938931}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office:value-type="string">
            <text:p>\cite{16336044}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office:value-type="string">
            <text:p>\cite{18633119}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331">
            <text:p>331</text:p>
          </table:table-cell>
          <table:table-cell office:value-type="string">
            <text:p>\cite{11914276}</text:p>
          </table:table-cell>
          <table:table-cell table:number-columns-repeated="2"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61">
            <text:p>761</text:p>
          </table:table-cell>
          <table:table-cell office:value-type="string">
            <text:p>\cite{11099033}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499">
            <text:p>499</text:p>
          </table:table-cell>
          <table:table-cell office:value-type="string">
            <text:p>\cite{11099034}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433">
            <text:p>433</text:p>
          </table:table-cell>
          <table:table-cell office:value-type="string">
            <text:p>\cite{11591653}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60">
            <text:p>260</text:p>
          </table:table-cell>
          <table:table-cell office:value-type="string">
            <text:p>\cite{16502469}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string">
            <text:p>\cite{12529438}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397">
            <text:p>397</text:p>
          </table:table-cell>
          <table:table-cell office:value-type="string">
            <text:p>\cite{17412918}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97">
            <text:p>397</text:p>
          </table:table-cell>
          <table:table-cell office:value-type="string">
            <text:p>\cite{18981222}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string">
            <text:p>\cite{16287169}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do </meta:initial-creator>
    <meta:creation-date>2012-10-16T10:42:48</meta:creation-date>
    <dc:date>2012-10-16T10:50:58</dc:date>
    <dc:creator>Iddo </dc:creator>
    <meta:editing-duration>PT8M11S</meta:editing-duration>
    <meta:editing-cycles>2</meta:editing-cycles>
    <meta:generator>LibreOffice/3.4$Linux LibreOffice_project/340m1$Build-402</meta:generator>
    <meta:document-statistic meta:table-count="3" meta:cell-count="306" meta:object-count="0"/>
  </office:meta>
</office:document-meta>
</file>